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8.142cm" fo:margin-left="0.035cm" fo:margin-top="0cm" fo:margin-bottom="0cm" table:align="left" style:writing-mode="lr-tb"/>
    </style:style>
    <style:style style:name="Таблица2.A" style:family="table-column">
      <style:table-column-properties style:column-width="0.706cm"/>
    </style:style>
    <style:style style:name="Таблица2.B" style:family="table-column">
      <style:table-column-properties style:column-width="1.27cm"/>
    </style:style>
    <style:style style:name="Таблица2.C" style:family="table-column">
      <style:table-column-properties style:column-width="1.931cm"/>
    </style:style>
    <style:style style:name="Таблица2.D" style:family="table-column">
      <style:table-column-properties style:column-width="1.455cm"/>
    </style:style>
    <style:style style:name="Таблица2.E" style:family="table-column">
      <style:table-column-properties style:column-width="4.26cm"/>
    </style:style>
    <style:style style:name="Таблица2.F" style:family="table-column">
      <style:table-column-properties style:column-width="3.175cm"/>
    </style:style>
    <style:style style:name="Таблица2.G" style:family="table-column">
      <style:table-column-properties style:column-width="5.345cm"/>
    </style:style>
    <style:style style:name="Таблица2.1" style:family="table-row">
      <style:table-row-properties style:min-row-height="1.074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-left="1pt solid #000000" fo:border-right="1pt solid #000000" fo:border-top="1pt solid #000000" fo:border-bottom="none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1pt solid #000000" fo:border-top="1pt solid #000000" fo:border-bottom="none"/>
    </style:style>
    <style:style style:name="Таблица2.2" style:family="table-row">
      <style:table-row-properties style:min-row-height="0.423cm" fo:keep-together="auto"/>
    </style:style>
    <style:style style:name="Таблица2.A2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none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none"/>
    </style:style>
    <style:style style:name="Таблица2.3" style:family="table-row">
      <style:table-row-properties style:min-row-height="0.411cm" fo:keep-together="auto"/>
    </style:style>
    <style:style style:name="Таблица2.A3" style:family="table-cell">
      <style:table-cell-properties style:vertical-align="bottom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2.B3" style:family="table-cell">
      <style:table-cell-properties style:vertical-align="bottom" fo:padding-left="0.191cm" fo:padding-right="0.191cm" fo:padding-top="0cm" fo:padding-bottom="0cm" fo:border-left="none" fo:border-right="1pt solid #000000" fo:border-top="none" fo:border-bottom="1pt solid #000000"/>
    </style:style>
    <style:style style:name="Таблица2.4" style:family="table-row">
      <style:table-row-properties style:min-row-height="0.609cm" fo:keep-together="auto"/>
    </style:style>
    <style:style style:name="P1" style:family="paragraph" style:parent-style-name="normal">
      <style:paragraph-properties fo:margin-left="8.456cm" fo:margin-right="0cm" fo:margin-top="0cm" fo:margin-bottom="0cm" style:contextual-spacing="false" fo:line-height="100%" fo:text-indent="0cm" style:auto-text-indent="false" fo:break-before="auto" fo:break-after="auto"/>
    </style:style>
    <style:style style:name="P2" style:family="paragraph" style:parent-style-name="normal">
      <style:paragraph-properties fo:margin-left="8.456cm" fo:margin-right="0cm" fo:margin-top="0cm" fo:margin-bottom="0cm" style:contextual-spacing="false" fo:line-height="100%" fo:text-indent="0cm" style:auto-text-indent="false" fo:break-before="auto" fo:break-after="auto">
        <style:tab-stops>
          <style:tab-stop style:position="12.053cm"/>
        </style:tab-stops>
      </style:paragraph-properties>
    </style:style>
    <style:style style:name="P3" style:family="paragraph" style:parent-style-name="normal">
      <style:paragraph-properties fo:margin-left="8.456cm" fo:margin-right="0cm" fo:margin-top="0cm" fo:margin-bottom="0cm" style:contextual-spacing="false" fo:line-height="100%" fo:text-indent="0cm" style:auto-text-indent="false" fo:break-before="auto" fo:break-after="auto">
        <style:tab-stops>
          <style:tab-stop style:position="10.888cm"/>
        </style:tab-stops>
      </style:paragraph-properties>
    </style:style>
    <style:style style:name="P4" style:family="paragraph" style:parent-style-name="normal">
      <style:paragraph-properties fo:margin-left="0.695cm" fo:margin-right="0cm" fo:margin-top="0cm" fo:margin-bottom="0cm" style:contextual-spacing="false" fo:line-height="100%" fo:text-indent="0cm" style:auto-text-indent="false" fo:break-before="auto" fo:break-after="auto"/>
    </style:style>
    <style:style style:name="P5" style:family="paragraph" style:parent-style-name="normal">
      <style:paragraph-properties fo:margin-top="0cm" fo:margin-bottom="0cm" style:contextual-spacing="false" fo:line-height="100%" fo:orphans="0" fo:widows="0"/>
    </style:style>
    <style:style style:name="P6" style:family="paragraph" style:parent-style-name="normal">
      <style:paragraph-properties fo:margin-top="0cm" fo:margin-bottom="0cm" style:contextual-spacing="false" fo:line-height="100%" fo:break-before="auto" fo:break-after="auto">
        <style:tab-stops>
          <style:tab-stop style:position="1.341cm"/>
        </style:tab-stops>
      </style:paragraph-properties>
    </style:style>
    <style:style style:name="P7" style:family="paragraph" style:parent-style-name="normal">
      <style:paragraph-properties fo:margin-left="0.988cm" fo:margin-right="0cm" fo:margin-top="0cm" fo:margin-bottom="0cm" style:contextual-spacing="false" fo:line-height="100%" fo:text-indent="0cm" style:auto-text-indent="false" fo:break-before="auto" fo:break-after="auto"/>
    </style:style>
    <style:style style:name="P8" style:family="paragraph" style:parent-style-name="normal">
      <style:paragraph-properties fo:margin-left="5.175cm" fo:margin-right="0cm" fo:margin-top="0cm" fo:margin-bottom="0cm" style:contextual-spacing="false" fo:line-height="100%" fo:text-indent="0cm" style:auto-text-indent="false" fo:break-before="auto" fo:break-after="auto"/>
      <style:text-properties officeooo:paragraph-rsid="001c964b"/>
    </style:style>
    <style:style style:name="P9" style:family="paragraph" style:parent-style-name="normal">
      <style:paragraph-properties fo:margin-left="5.175cm" fo:margin-right="0cm" fo:margin-top="0cm" fo:margin-bottom="0cm" style:contextual-spacing="false" fo:line-height="100%" fo:text-indent="0cm" style:auto-text-indent="false"/>
      <style:text-properties officeooo:paragraph-rsid="001c964b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>
        <style:tab-stops>
          <style:tab-stop style:position="11.77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normal">
      <style:paragraph-properties fo:margin-top="0cm" fo:margin-bottom="0cm" style:contextual-spacing="false" fo:line-height="93%" fo:break-before="auto" fo:break-after="auto"/>
      <style:text-properties fo:color="#000000" loext:opacity="100%" fo:font-size="12pt" style:font-size-asian="12pt" style:font-size-complex="12pt"/>
    </style:style>
    <style:style style:name="P13" style:family="paragraph" style:parent-style-name="normal">
      <style:paragraph-properties fo:margin-top="0cm" fo:margin-bottom="0cm" style:contextual-spacing="false" fo:line-height="95%" fo:break-before="auto" fo:break-after="auto"/>
      <style:text-properties fo:color="#000000" loext:opacity="100%" fo:font-size="12pt" style:font-size-asian="12pt" style:font-size-complex="12pt"/>
    </style:style>
    <style:style style:name="P14" style:family="paragraph" style:parent-style-name="normal">
      <style:paragraph-properties fo:margin-top="0cm" fo:margin-bottom="0cm" style:contextual-spacing="false" fo:line-height="91%" fo:break-before="auto" fo:break-after="auto"/>
      <style:text-properties fo:color="#000000" loext:opacity="100%" fo:font-size="12pt" style:font-size-asian="12pt" style:font-size-complex="12pt"/>
    </style:style>
    <style:style style:name="P15" style:family="paragraph" style:parent-style-name="normal">
      <style:paragraph-properties fo:margin-top="0cm" fo:margin-bottom="0cm" style:contextual-spacing="false" fo:line-height="97%" fo:break-before="auto" fo:break-after="auto"/>
      <style:text-properties fo:color="#000000" loext:opacity="100%" fo:font-size="12pt" style:font-size-asian="12pt" style:font-size-complex="12pt"/>
    </style:style>
    <style:style style:name="P16" style:family="paragraph" style:parent-style-name="normal">
      <style:paragraph-properties fo:margin-top="0cm" fo:margin-bottom="0cm" style:contextual-spacing="false" fo:line-height="90%" fo:break-before="auto" fo:break-after="auto"/>
      <style:text-properties fo:color="#000000" loext:opacity="100%" fo:font-size="12pt" style:font-size-asian="12pt" style:font-size-complex="12pt"/>
    </style:style>
    <style:style style:name="P17" style:family="paragraph" style:parent-style-name="normal">
      <style:paragraph-properties fo:margin-top="0cm" fo:margin-bottom="0cm" style:contextual-spacing="false" fo:line-height="94%" fo:break-before="auto" fo:break-after="auto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normal">
      <style:paragraph-properties fo:margin-top="0cm" fo:margin-bottom="0cm" style:contextual-spacing="false" fo:line-height="5%" fo:break-before="auto" fo:break-after="auto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normal">
      <style:paragraph-properties fo:margin-top="0cm" fo:margin-bottom="0cm" style:contextual-spacing="false" fo:line-height="5%" fo:break-before="auto" fo:break-after="auto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normal">
      <style:paragraph-properties fo:margin-left="11.349cm" fo:margin-right="0cm" fo:margin-top="0cm" fo:margin-bottom="0cm" style:contextual-spacing="false" fo:line-height="100%" fo:text-indent="0cm" style:auto-text-indent="false" fo:break-before="auto" fo:break-after="auto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normal">
      <style:paragraph-properties fo:margin-left="0.282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2" style:family="paragraph" style:parent-style-name="normal">
      <style:paragraph-properties fo:margin-left="0.176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normal">
      <style:paragraph-properties fo:margin-left="1.235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4" style:family="paragraph" style:parent-style-name="normal">
      <style:paragraph-properties fo:margin-left="0.388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5" style:family="paragraph" style:parent-style-name="normal">
      <style:paragraph-properties fo:margin-left="1.411cm" fo:margin-right="0cm" fo:margin-top="0cm" fo:margin-bottom="0cm" style:contextual-spacing="false" fo:line-height="100%" fo:orphans="0" fo:widows="0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6" style:family="paragraph" style:parent-style-name="normal">
      <style:paragraph-properties fo:margin-left="0cm" fo:margin-right="0.176cm" fo:margin-top="0cm" fo:margin-bottom="0cm" style:contextual-spacing="false" fo:line-height="100%" fo:text-align="end" style:justify-single-word="false" fo:orphans="0" fo:widows="0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7" style:family="paragraph" style:parent-style-name="normal">
      <style:paragraph-properties fo:margin-left="12.171cm" fo:margin-right="0cm" fo:margin-top="0cm" fo:margin-bottom="0cm" style:contextual-spacing="false" fo:line-height="100%" fo:text-indent="0cm" style:auto-text-indent="false" fo:break-before="auto" fo:break-after="auto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8" style:family="paragraph" style:parent-style-name="normal">
      <style:paragraph-properties fo:margin-left="12.171cm" fo:margin-right="0cm" fo:margin-top="0cm" fo:margin-bottom="0cm" style:contextual-spacing="false" fo:line-height="100%" fo:text-indent="0cm" style:auto-text-indent="false"/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P29" style:family="paragraph" style:parent-style-name="normal">
      <style:paragraph-properties fo:margin-top="0cm" fo:margin-bottom="0cm" style:contextual-spacing="false" fo:line-height="83%" fo:break-before="auto" fo:break-after="auto"/>
      <style:text-properties fo:color="#000000" loext:opacity="100%" fo:font-size="10pt" style:font-size-asian="10pt" style:font-size-complex="10pt"/>
    </style:style>
    <style:style style:name="P30" style:family="paragraph" style:parent-style-name="normal">
      <style:paragraph-properties fo:margin-top="0cm" fo:margin-bottom="0cm" style:contextual-spacing="false" fo:line-height="110%" fo:break-before="auto" fo:break-after="auto"/>
      <style:text-properties fo:color="#000000" loext:opacity="100%" fo:font-size="10pt" style:font-size-asian="10pt" style:font-size-complex="10pt"/>
    </style:style>
    <style:style style:name="P3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fo:font-size="10pt" style:font-size-asian="10pt" style:font-size-complex="10pt"/>
    </style:style>
    <style:style style:name="P32" style:family="paragraph" style:parent-style-name="normal">
      <style:paragraph-properties fo:margin-left="0.282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  <style:text-properties fo:color="#000000" loext:opacity="100%" fo:font-size="10pt" officeooo:rsid="001c964b" officeooo:paragraph-rsid="001c964b" style:font-size-asian="10pt" style:font-size-complex="10pt"/>
    </style:style>
    <style:style style:name="P33" style:family="paragraph" style:parent-style-name="normal">
      <style:paragraph-properties fo:margin-left="0.282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fo:font-size="10pt" officeooo:rsid="001c964b" officeooo:paragraph-rsid="001c964b" style:font-size-asian="10pt" style:font-size-complex="10pt"/>
    </style:style>
    <style:style style:name="P34" style:family="paragraph" style:parent-style-name="normal">
      <style:paragraph-properties fo:margin-left="8.456cm" fo:margin-right="0cm" fo:margin-top="0cm" fo:margin-bottom="0cm" style:contextual-spacing="false" fo:line-height="100%" fo:text-indent="0cm" style:auto-text-indent="false"/>
      <style:text-properties fo:color="#000000" loext:opacity="100%" fo:font-size="10pt" officeooo:rsid="001c964b" officeooo:paragraph-rsid="001c964b" style:font-size-asian="10pt" style:font-size-complex="10pt"/>
    </style:style>
    <style:style style:name="P35" style:family="paragraph" style:parent-style-name="normal">
      <style:paragraph-properties fo:margin-top="0cm" fo:margin-bottom="0cm" style:contextual-spacing="false" fo:line-height="83%" fo:break-before="auto" fo:break-after="auto"/>
      <style:text-properties fo:color="#000000" loext:opacity="100%" fo:font-size="10pt" officeooo:rsid="001e11a8" officeooo:paragraph-rsid="001e11a8" style:font-size-asian="10pt" style:font-size-complex="10pt"/>
    </style:style>
    <style:style style:name="P36" style:family="paragraph" style:parent-style-name="normal">
      <style:paragraph-properties fo:margin-top="0cm" fo:margin-bottom="0cm" style:contextual-spacing="false" fo:line-height="83%"/>
      <style:text-properties fo:color="#000000" loext:opacity="100%" fo:font-size="10pt" officeooo:rsid="001e11a8" officeooo:paragraph-rsid="001e11a8" style:font-size-asian="10pt" style:font-size-complex="10pt"/>
    </style:style>
    <style:style style:name="P37" style:family="paragraph" style:parent-style-name="normal">
      <style:paragraph-properties fo:break-before="auto" fo:break-after="auto"/>
    </style:style>
    <style:style style:name="P38" style:family="paragraph" style:parent-style-name="normal">
      <style:paragraph-properties fo:margin-left="0cm" fo:margin-right="0.423cm" fo:margin-top="0cm" fo:margin-bottom="0cm" style:contextual-spacing="false" fo:line-height="91%" fo:text-indent="0cm" style:auto-text-indent="false" fo:break-before="auto" fo:break-after="auto"/>
    </style:style>
    <style:style style:name="P39" style:family="paragraph" style:parent-style-name="normal">
      <style:paragraph-properties fo:margin-top="0cm" fo:margin-bottom="0cm" style:contextual-spacing="false" fo:line-height="91%" fo:break-before="auto" fo:break-after="auto">
        <style:tab-stops>
          <style:tab-stop style:position="0.617cm"/>
        </style:tab-stops>
      </style:paragraph-properties>
    </style:style>
    <style:style style:name="P40" style:family="paragraph" style:parent-style-name="normal">
      <style:paragraph-properties fo:margin-top="0cm" fo:margin-bottom="0cm" style:contextual-spacing="false" fo:line-height="83%" fo:break-before="auto" fo:break-after="auto"/>
      <style:text-properties fo:font-size="10pt" style:font-size-asian="10pt" style:font-size-complex="10pt"/>
    </style:style>
    <style:style style:name="P41" style:family="paragraph" style:parent-style-name="normal">
      <style:paragraph-properties fo:margin-top="0cm" fo:margin-bottom="0cm" style:contextual-spacing="false" fo:line-height="82%" fo:break-before="auto" fo:break-after="auto"/>
      <style:text-properties fo:font-size="10pt" style:font-size-asian="10pt" style:font-size-complex="10pt"/>
    </style:style>
    <style:style style:name="P42" style:family="paragraph" style:parent-style-name="normal">
      <style:paragraph-properties fo:margin-top="0cm" fo:margin-bottom="0cm" style:contextual-spacing="false" fo:line-height="100%" fo:break-before="auto" fo:break-after="auto">
        <style:tab-stops>
          <style:tab-stop style:position="1.341cm"/>
        </style:tab-stops>
      </style:paragraph-properties>
      <style:text-properties fo:font-size="10pt" style:font-size-asian="10pt" style:font-size-complex="10pt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style:font-size-asian="10pt" style:font-size-complex="10pt"/>
    </style:style>
    <style:style style:name="P44" style:family="paragraph" style:parent-style-name="normal">
      <style:paragraph-properties fo:margin-top="0cm" fo:margin-bottom="0cm" style:contextual-spacing="false" fo:line-height="100%" fo:orphans="0" fo:widows="0"/>
      <style:text-properties fo:font-size="10pt" style:font-size-asian="10pt" style:font-size-complex="10pt"/>
    </style:style>
    <style:style style:name="P45" style:family="paragraph" style:parent-style-name="normal">
      <style:paragraph-properties fo:margin-top="0cm" fo:margin-bottom="0cm" style:contextual-spacing="false" fo:line-height="95%" fo:break-before="auto" fo:break-after="auto"/>
      <style:text-properties fo:font-size="10pt" style:font-size-asian="10pt" style:font-size-complex="10pt"/>
    </style:style>
    <style:style style:name="P46" style:family="paragraph" style:parent-style-name="normal">
      <style:paragraph-properties fo:margin-top="0cm" fo:margin-bottom="0cm" style:contextual-spacing="false" fo:line-height="100%" fo:orphans="0" fo:widows="0"/>
      <style:text-properties fo:font-size="10pt" officeooo:rsid="001c964b" officeooo:paragraph-rsid="001c964b" style:font-size-asian="10pt" style:font-size-complex="10pt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fo:font-weight="bold" style:font-size-asian="10pt" style:font-weight-asian="bold" style:font-size-complex="10pt"/>
    </style:style>
    <style:style style:name="P48" style:family="paragraph" style:parent-style-name="normal">
      <style:paragraph-properties fo:margin-left="8.456cm" fo:margin-right="0cm" fo:margin-top="0cm" fo:margin-bottom="0cm" style:contextual-spacing="false" fo:line-height="100%" fo:text-indent="0cm" style:auto-text-indent="false"/>
      <style:text-properties officeooo:rsid="001c964b" officeooo:paragraph-rsid="001c964b"/>
    </style:style>
    <style:style style:name="P49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  <style:text-properties officeooo:rsid="001c964b" officeooo:paragraph-rsid="001c964b"/>
    </style:style>
    <style:style style:name="P50" style:family="paragraph" style:parent-style-name="normal" style:master-pag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1" fo:break-before="auto" fo:break-after="auto">
        <style:tab-stops>
          <style:tab-stop style:position="11.77cm"/>
        </style:tab-stops>
      </style:paragraph-properties>
    </style:style>
    <style:style style:name="P51" style:family="paragraph" style:parent-style-name="normal" style:list-style-name="WWNum2">
      <style:paragraph-properties fo:margin-left="0.624cm" fo:margin-right="0cm" fo:margin-top="0cm" fo:margin-bottom="0cm" style:contextual-spacing="false" fo:line-height="100%" fo:text-indent="-0.536cm" style:auto-text-indent="false" fo:break-before="auto" fo:break-after="auto">
        <style:tab-stops>
          <style:tab-stop style:position="0.624cm"/>
        </style:tab-stops>
      </style:paragraph-properties>
    </style:style>
    <style:style style:name="P52" style:family="paragraph" style:parent-style-name="normal" style:list-style-name="WWNum3">
      <style:paragraph-properties fo:margin-left="0.624cm" fo:margin-right="0cm" fo:margin-top="0cm" fo:margin-bottom="0cm" style:contextual-spacing="false" fo:line-height="100%" fo:text-indent="-0.624cm" style:auto-text-indent="false" fo:break-before="auto" fo:break-after="auto">
        <style:tab-stops>
          <style:tab-stop style:position="0.624cm"/>
        </style:tab-stops>
      </style:paragraph-properties>
    </style:style>
    <style:style style:name="P53" style:family="paragraph" style:parent-style-name="normal" style:list-style-name="WWNum3">
      <style:paragraph-properties fo:margin-left="0.695cm" fo:margin-right="0cm" fo:margin-top="0cm" fo:margin-bottom="0cm" style:contextual-spacing="false" fo:line-height="100%" fo:text-indent="-0.695cm" style:auto-text-indent="false" fo:break-before="auto" fo:break-after="auto">
        <style:tab-stops>
          <style:tab-stop style:position="0.695cm"/>
        </style:tab-stops>
      </style:paragraph-properties>
    </style:style>
    <style:style style:name="P54" style:family="paragraph" style:parent-style-name="normal" style:list-style-name="WWNum1">
      <style:paragraph-properties fo:margin-left="1.341cm" fo:margin-right="0cm" fo:margin-top="0cm" fo:margin-bottom="0cm" style:contextual-spacing="false" fo:line-height="100%" fo:text-indent="-0.617cm" style:auto-text-indent="false" fo:break-before="auto" fo:break-after="auto">
        <style:tab-stops>
          <style:tab-stop style:position="1.341cm"/>
        </style:tab-stops>
      </style:paragraph-properties>
    </style:style>
    <style:style style:name="P55" style:family="paragraph" style:parent-style-name="normal" style:master-page-name="Converted1">
      <style:paragraph-properties fo:margin-top="0cm" fo:margin-bottom="0cm" style:contextual-spacing="false" fo:line-height="91%" style:page-number="auto" fo:break-before="auto" fo:break-after="auto">
        <style:tab-stops>
          <style:tab-stop style:position="0.635cm"/>
        </style:tab-stops>
      </style:paragraph-properties>
    </style:style>
    <style:style style:name="P56" style:family="paragraph" style:parent-style-name="normal" style:master-page-name="Converted2">
      <style:paragraph-properties fo:margin-left="0cm" fo:margin-right="1.094cm" fo:margin-top="0cm" fo:margin-bottom="0cm" style:contextual-spacing="false" fo:line-height="116%" fo:text-indent="0cm" style:auto-text-indent="false" style:page-number="auto" fo:break-before="auto" fo:break-after="auto">
        <style:tab-stops>
          <style:tab-stop style:position="0.653cm"/>
        </style:tab-stops>
      </style:paragraph-properties>
    </style:style>
    <style:style style:name="P57" style:family="paragraph" style:parent-style-name="normal" style:list-style-name="WWNum1">
      <style:paragraph-properties fo:margin-left="1.341cm" fo:margin-right="0cm" fo:margin-top="0cm" fo:margin-bottom="0cm" style:contextual-spacing="false" fo:line-height="100%" fo:text-indent="-0.617cm" style:auto-text-indent="false" fo:break-before="auto" fo:break-after="auto">
        <style:tab-stops>
          <style:tab-stop style:position="1.341cm"/>
        </style:tab-stops>
      </style:paragraph-properties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58" style:family="paragraph" style:parent-style-name="normal">
      <style:paragraph-properties fo:margin-left="0cm" fo:margin-right="0cm" fo:margin-top="0cm" fo:margin-bottom="0cm" style:contextual-spacing="false" fo:line-height="83%" fo:text-indent="0cm" style:auto-text-indent="false"/>
      <style:text-properties fo:font-size="10pt" officeooo:paragraph-rsid="001ee15b" style:font-size-asian="10pt" style:font-size-complex="10pt"/>
    </style:style>
    <style:style style:name="P59" style:family="paragraph" style:parent-style-name="normal">
      <style:paragraph-properties fo:margin-top="0cm" fo:margin-bottom="0cm" style:contextual-spacing="false" fo:line-height="83%" fo:break-before="auto" fo:break-after="auto"/>
      <style:text-properties fo:font-size="10pt" style:font-size-asian="10pt" style:font-size-complex="10pt"/>
    </style:style>
    <style:style style:name="P60" style:family="paragraph" style:parent-style-name="normal">
      <style:paragraph-properties fo:margin-left="0cm" fo:margin-right="0cm" fo:margin-top="0cm" fo:margin-bottom="0cm" style:contextual-spacing="false" fo:line-height="83%" fo:text-indent="0cm" style:auto-text-indent="false" fo:break-before="auto" fo:break-after="auto"/>
      <style:text-properties fo:font-size="10pt" officeooo:rsid="001ee15b" officeooo:paragraph-rsid="001ee15b" style:font-size-asian="10pt" style:font-size-complex="10pt"/>
    </style:style>
    <style:style style:name="P61" style:family="paragraph" style:parent-style-name="normal">
      <style:paragraph-properties fo:margin-left="0cm" fo:margin-right="0cm" fo:margin-top="0cm" fo:margin-bottom="0cm" style:contextual-spacing="false" fo:line-height="83%" fo:text-indent="0cm" style:auto-text-indent="false"/>
      <style:text-properties fo:font-size="10pt" officeooo:rsid="001ee15b" officeooo:paragraph-rsid="001ee15b" style:font-size-asian="10pt" style:font-size-complex="10pt"/>
    </style:style>
    <style:style style:name="P62" style:family="paragraph" style:parent-style-name="normal">
      <style:text-properties officeooo:rsid="001ee15b" officeooo:paragraph-rsid="001ee15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fo:color="#000000" loext:opacity="100%" style:font-name="Times New Roman" fo:font-size="10pt" officeooo:rsid="001c964b" style:font-name-asian="Times New Roman1" style:font-size-asian="10pt" style:font-name-complex="Times New Roman1" style:font-size-complex="10pt"/>
    </style:style>
    <style:style style:name="T5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6" style:family="text">
      <style:text-properties fo:color="#000000" loext:opacity="100%"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7" style:family="text">
      <style:text-properties fo:color="#000000" loext:opacity="100%" style:font-name="Times New Roman" fo:font-size="10pt" fo:font-weight="normal" officeooo:rsid="001ee15b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fo:color="#000000" loext:opacity="100%" style:font-name="Times New Roman" fo:font-size="9.5pt" style:font-name-asian="Times New Roman1" style:font-size-asian="9.5pt" style:font-name-complex="Times New Roman1" style:font-size-complex="9.5pt"/>
    </style:style>
    <style:style style:name="T9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fo:font-size="10pt" officeooo:rsid="001c964b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c964b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9.5pt" style:font-size-asian="9.5pt" style:font-size-complex="9.5pt"/>
    </style:style>
    <style:style style:name="T18" style:family="text">
      <style:text-properties officeooo:rsid="001ee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1"><text:s/></text:span><text:span text:style-name="T2">Отчет по лабораторной работе № <text:s/></text:span><text:span text:style-name="T1">2</text:span><text:span text:style-name="T2"> <text:s text:c="2"/></text:span><text:span text:style-name="T1">по курсу “Фундаментальная информатика”</text:span></text:p>
      <text:p text:style-name="P11"/>
      <text:p text:style-name="P8"><text:span text:style-name="T3">Студент группы </text:span><text:span text:style-name="T12">М80-109Б-22</text:span><text:span text:style-name="T3"> <text:s/></text:span><text:span text:style-name="T4">Недосекин Александр Александрович</text:span><text:span text:style-name="T3">, </text:span></text:p>
      <text:p text:style-name="P9"><text:span text:style-name="T3">№ по списку <text:s/></text:span><text:span text:style-name="T12">1</text:span><text:span text:style-name="T11">3</text:span></text:p>
      <text:p text:style-name="P12"/>
      <text:p text:style-name="P1"><text:span text:style-name="T3">Контакты e-mail, </text:span><text:span text:style-name="T12">telegram</text:span><text:span text:style-name="T3">, skype</text:span><text:span text:style-name="T12"> @ivan</text:span></text:p>
      <text:p text:style-name="P48"><text:a xlink:type="simple" xlink:href="mailto:aleksandrnedosekin1290@gmail.com" text:style-name="Internet_20_link" text:visited-style-name="Visited_20_Internet_20_Link"><text:span text:style-name="T10">aleksandrnedosekin1290@gmail.com</text:span></text:a></text:p>
      <text:p text:style-name="P34">@Aleksandr_Nedosekin</text:p>
      <text:p text:style-name="P34">89103565918</text:p>
      <text:p text:style-name="P49"/>
      <text:p text:style-name="P13"/>
      <text:p text:style-name="P2"><text:span text:style-name="T3">Работа выполнена: «</text:span><text:span text:style-name="T12">12</text:span><text:span text:style-name="T8">» </text:span><text:span text:style-name="T17">сентября </text:span><text:span text:style-name="T8">20</text:span><text:span text:style-name="T17">22</text:span><text:span text:style-name="T8">г.</text:span></text:p>
      <text:p text:style-name="P13"/>
      <text:p text:style-name="P1"><text:span text:style-name="T3">Преподаватель: каф. 806 </text:span><text:span text:style-name="T12">Сысоев Максим Алексеевич</text:span></text:p>
      <text:p text:style-name="P14"/>
      <text:p text:style-name="P3"><text:span text:style-name="T3">Отчет сдан «</text:span><text:span text:style-name="T4">19</text:span><text:span text:style-name="T3">» ___</text:span><text:span text:style-name="T4">сентября</text:span><text:span text:style-name="T3">______20</text:span><text:span text:style-name="T12">_</text:span><text:span text:style-name="T13">22</text:span><text:span text:style-name="T12">_</text:span><text:span text:style-name="T3"> г., итоговая оценка _____</text:span></text:p>
      <text:p text:style-name="P15"/>
      <text:p text:style-name="P20">Подпись преподавателя ________________</text:p>
      <text:p text:style-name="P16"/>
      <text:list xml:id="list2565244452" text:style-name="WWNum2">
        <text:list-item>
          <text:list>
            <text:list-item>
              <text:p text:style-name="P51"><text:span text:style-name="T5">Тема: <text:s/></text:span><text:span text:style-name="T3">Операционная среда </text:span><text:span text:style-name="T12">ОС UNIX</text:span></text:p>
            </text:list-item>
          </text:list>
        </text:list-item>
      </text:list>
      <text:p text:style-name="P17"/>
      <text:list xml:id="list57866044" text:style-name="WWNum3">
        <text:list-item>
          <text:p text:style-name="P52"><text:span text:style-name="T5">Цель работы: </text:span><text:span text:style-name="T7">Изучение и освоение программного обеспечения OC Linux и приобретение навыков, необходимых для <text:s/>выполнения курсовых и лабораторных работ в среде Unix</text:span></text:p>
        </text:list-item>
      </text:list>
      <text:p text:style-name="P17"/>
      <text:list xml:id="list112347312014609" text:continue-numbering="true" text:style-name="WWNum3">
        <text:list-item>
          <text:p text:style-name="P52"><text:span text:style-name="T5">Задание </text:span><text:span text:style-name="T3">(</text:span><text:span text:style-name="T6">вариант №</text:span><text:span text:style-name="T5"> <text:s/></text:span><text:span text:style-name="T14">номер варианта, если есть</text:span><text:span text:style-name="T5"> </text:span><text:span text:style-name="T3">)</text:span><text:span text:style-name="T5">:</text:span><text:span text:style-name="T12"> Приобретение основных навыков работы в ОС UNIX</text:span></text:p>
        </text:list-item>
      </text:list>
      <text:p text:style-name="P17"/>
      <text:list xml:id="list112346933933612" text:continue-numbering="true" text:style-name="WWNum3">
        <text:list-item>
          <text:p text:style-name="P53"><text:span text:style-name="T5">Оборудование </text:span><text:span text:style-name="T3">(</text:span><text:span text:style-name="T12">студента</text:span><text:span text:style-name="T3">):</text:span></text:p>
        </text:list-item>
      </text:list>
      <text:p text:style-name="P18"/>
      <text:p text:style-name="P4"><text:span text:style-name="T3">Процессор </text:span><text:span text:style-name="T15">Intel Core i5-8265U @ 8x 3.9GH</text:span><text:span text:style-name="T12"> </text:span><text:span text:style-name="T3"><text:s/>с ОП </text:span><text:span text:style-name="T15">7851</text:span><text:span text:style-name="T3"> Мб, НМД </text:span><text:span text:style-name="T6">1024</text:span><text:span text:style-name="T3"> </text:span><text:span text:style-name="T12">Г</text:span><text:span text:style-name="T3">б. Монитор </text:span><text:span text:style-name="T6">1920</text:span><text:span text:style-name="T15">x1080</text:span></text:p>
      <text:p text:style-name="P17"/>
      <text:list xml:id="list112346602703806" text:continue-numbering="true" text:style-name="WWNum3">
        <text:list-item>
          <text:p text:style-name="P53"><text:span text:style-name="T5">Программное обеспечение (</text:span><text:span text:style-name="T12">студента</text:span><text:span text:style-name="T5">):</text:span></text:p>
        </text:list-item>
      </text:list>
      <text:p text:style-name="P18"/>
      <text:p text:style-name="P4"><text:span text:style-name="T3">Операционная система семейства</text:span><text:span text:style-name="T12">: </text:span><text:span text:style-name="T15">linux</text:span><text:span text:style-name="T3">, наименование: </text:span><text:span text:style-name="T15">ubuntu</text:span><text:span text:style-name="T16">,</text:span><text:span text:style-name="T12"> </text:span><text:span text:style-name="T3"><text:s/>версия</text:span><text:span text:style-name="T12"> </text:span><text:span text:style-name="T15">18.10 cosmic</text:span></text:p>
      <text:p text:style-name="P4"><text:span text:style-name="T3">интерпретатор команд: </text:span><text:span text:style-name="T6">bash</text:span><text:span text:style-name="T3"> версия </text:span><text:span text:style-name="T15">4.4.19</text:span><text:span text:style-name="T3">.</text:span></text:p>
      <text:p text:style-name="P4"><text:span text:style-name="T3">Система программирования </text:span><text:span text:style-name="T12">-- </text:span><text:span text:style-name="T3">версия</text:span><text:span text:style-name="T12"> --</text:span><text:span text:style-name="T14">, </text:span><text:span text:style-name="T12">р</text:span><text:span text:style-name="T3">едактор текстов </text:span><text:span text:style-name="T15">emacs</text:span><text:span text:style-name="T12"> </text:span><text:span text:style-name="T3"><text:s/>версия </text:span><text:span text:style-name="T6">25.2.2</text:span></text:p>
      <text:p text:style-name="P4"><text:span text:style-name="T3">Утилиты операционной системы </text:span><text:span text:style-name="T12">--</text:span></text:p>
      <text:p text:style-name="P4"><text:span text:style-name="T3">Прикладные системы и программы </text:span><text:span text:style-name="T12">--</text:span></text:p>
      <text:p text:style-name="P4"><text:span text:style-name="T3">Местонахождение и имена файлов программ и данных на домашнем компьютере</text:span><text:span text:style-name="T12"> --</text:span></text:p>
      <text:p text:style-name="P37"/>
      <text:p text:style-name="P38"><text:span text:style-name="T5">6. Идея, метод, алгоритм </text:span><text:span text:style-name="T9">решения задачи</text:span><text:span text:style-name="T5"> </text:span><text:span text:style-name="T9">(в формах:</text:span><text:span text:style-name="T5"> </text:span><text:span text:style-name="T9">словесной,</text:span><text:span text:style-name="T5"> </text:span><text:span text:style-name="T9">псевдокода,</text:span><text:span text:style-name="T5"> </text:span><text:span text:style-name="T9">графической</text:span><text:span text:style-name="T5"> </text:span><text:span text:style-name="T9">[блок-схема,</text:span><text:span text:style-name="T5"> </text:span><text:span text:style-name="T9">диаграмма,</text:span><text:span text:style-name="T5"> </text:span><text:span text:style-name="T9">рисунок,</text:span><text:span text:style-name="T5"> </text:span><text:span text:style-name="T9">таблица] или формальные спецификации с пред- и постусловиями)</text:span></text:p>
      <text:p text:style-name="P29"/>
      <text:p text:style-name="P60">Задача:потыкать все команды и чтобы всё получилось</text:p>
      <text:p text:style-name="P61">1.Почитать презентацию</text:p>
      <text:p text:style-name="P61">2.Сделать</text:p>
      <text:p text:style-name="P58"><text:span text:style-name="T18">3.Запомнить</text:span></text:p>
      <text:p text:style-name="P39"><text:span text:style-name="T14">7. </text:span><text:span text:style-name="T5">Сценарий выполнения работы </text:span><text:span text:style-name="T9">[план работы,</text:span><text:span text:style-name="T5"> </text:span><text:span text:style-name="T9">первоначальный текст программы в черновике</text:span><text:span text:style-name="T5"> </text:span><text:span text:style-name="T9">(можно на отдельном листе)</text:span><text:span text:style-name="T5"> </text:span><text:span text:style-name="T9">и</text:span><text:span text:style-name="T5"> </text:span><text:span text:style-name="T9">тесты либо соображения по тестированию].</text:span></text:p>
      <text:p text:style-name="P29"/>
      <text:p text:style-name="P40"/>
      <text:p text:style-name="P40"/>
      <text:p text:style-name="P35">В работе со скриптом я планирую сначала создать родовое дерево семьи Рюриковых с помощью папок</text:p>
      <text:p text:style-name="P36">Сначала создам папку rurik</text:p>
      <text:p text:style-name="P36">Затем все остальные</text:p>
      <text:p text:style-name="P36">Сделаю программу таковой, что всё это автоматически удалится</text:p>
      <text:p text:style-name="P36">3 часа моей работы , <text:s/>куча ошибок и готово</text:p>
      <text:p text:style-name="P55"><text:span text:style-name="T14">8. </text:span><text:span text:style-name="T5">Распечатка протокола </text:span><text:span text:style-name="T9">(подклеить листинг окончательного варианта программы с тестовыми примерами,</text:span><text:span text:style-name="T5"> </text:span><text:span text:style-name="T9">подписанный</text:span><text:span text:style-name="T5"> </text:span><text:span text:style-name="T9">преподавателем).</text:span></text:p>
      <text:p text:style-name="P37"/>
      <text:p text:style-name="P37">Сюда вставляем листинг программы, если есть + примеры запуска. Для второй лабы в качестве листинга нужен протокол из терминала в следующем виде:<text:line-break/><text:line-break/>ls</text:p>
      <text:p text:style-name="P37">lab2</text:p>
      <text:p text:style-name="P37">cd lab2/</text:p>
      <text:p text:style-name="P37">ls</text:p>
      <text:p text:style-name="P37">events <text:s/>names <text:s/>rating <text:s/>score</text:p>
      <text:p text:style-name="P37">mkdir test</text:p>
      <text:p text:style-name="P37">cat &gt; test/new_file.txt</text:p>
      <text:p text:style-name="P37">abcde</text:p>
      <text:p text:style-name="P37">cat test/new_file.txt </text:p>
      <text:p text:style-name="P37">abcde</text:p>
      <text:p text:style-name="normal"><text:s/>mkdir sea?men</text:p>
      <text:p text:style-name="normal">touch dr.txt</text:p>
      <text:p text:style-name="normal"><text:s/>pwd</text:p>
      <text:p text:style-name="normal">/home/aleksandr</text:p>
      <text:p text:style-name="normal"><text:s/>ls</text:p>
      <text:p text:style-name="normal"><text:s/>deletes <text:s text:c="2"/>dr.txt <text:s text:c="3"/>goga <text:s text:c="9"/>iriska.save <text:s text:c="2"/>player10.py <text:s text:c="2"/>shell <text:s text:c="2"/>test1 <text:s text:c="2"/>Документы <text:s text:c="2"/>Изображения <text:s text:c="2"/>Общедоступные <text:s text:c="2"/>Шаблоны</text:p>
      <text:p text:style-name="normal"><text:s/>derevo <text:s text:c="3"/>example <text:s text:c="2"/>interesting <text:s text:c="2"/>lab3 <text:s text:c="8"/>'sea?men' <text:s text:c="5"/>snap <text:s text:c="3"/>Видео <text:s text:c="2"/>Загрузки <text:s text:c="3"/>Музыка <text:s text:c="6"/>'Рабочий стол'</text:p>
      <text:p text:style-name="normal"><text:s/>cd goga</text:p>
      <text:p text:style-name="normal">goga$ ls -la</text:p>
      <text:p text:style-name="normal">итого 44</text:p>
      <text:p text:style-name="normal">drwxrwxr-x <text:s/>3 aleksandr aleksandr 4096 сен 18 19:35 .</text:p>
      <text:p text:style-name="normal">drwxr-x--- 23 aleksandr aleksandr 4096 сен 19 12:24 ..</text:p>
      <text:p text:style-name="normal">-rwxrwxr-x <text:s/>1 aleksandr aleksandr <text:s/>187 сен 18 19:33 building</text:p>
      <text:p text:style-name="normal">-rwxrwxr-x <text:s/>1 aleksandr aleksandr <text:s/>188 сен 18 19:35 building.save</text:p>
      <text:p text:style-name="normal">drwxrwxr-x <text:s/>2 aleksandr aleksandr 4096 сен 12 19:54 jojo</text:p>
      <text:p text:style-name="normal">-rw------- <text:s/>1 aleksandr aleksandr <text:s text:c="3"/>1 сен 18 17:31 kloaka.save</text:p>
      <text:p text:style-name="normal">-rwxrwxr-x <text:s/>1 aleksandr aleksandr <text:s text:c="2"/>92 сен 18 16:44 maks.txt</text:p>
      <text:p text:style-name="normal">-rwxrwxr-x <text:s/>1 aleksandr aleksandr <text:s/>216 сен 18 16:58 maks.txt.save</text:p>
      <text:p text:style-name="normal">-rw------- <text:s/>1 aleksandr aleksandr <text:s text:c="2"/>34 сен 18 17:56 startkit.txt.save</text:p>
      <text:p text:style-name="normal">-rw------- <text:s/>1 aleksandr aleksandr <text:s text:c="2"/>59 сен 18 18:00 startkit.txt.save.save</text:p>
      <text:p text:style-name="normal">-rw-rw-r-- <text:s/>1 aleksandr aleksandr <text:s text:c="3"/>0 сен 12 19:47 test.txt</text:p>
      <text:p text:style-name="normal">-rw-rw-r-- <text:s/>1 aleksandr aleksandr <text:s text:c="2"/>44 сен 12 19:50 test.txty</text:p>
      <text:p text:style-name="normal">/goga$ cd</text:p>
      <text:p text:style-name="normal">nano dr.txt</text:p>
      <text:p text:style-name="normal">cat dr.txt</text:p>
      <text:p text:style-name="normal">call</text:p>
      <text:p text:style-name="normal">ls</text:p>
      <text:p text:style-name="normal"><text:s/>12345 <text:s text:c="4"/>derevo <text:s text:c="2"/>example <text:s text:c="2"/>interesting <text:s text:c="2"/>lab2 <text:s text:c="2"/>player10.py <text:s text:c="2"/>shell <text:s text:c="2"/>test1 <text:s text:c="2"/>Документы <text:s text:c="2"/>Изображения <text:s text:c="2"/>Общедоступные <text:s text:c="2"/>Шаблоны</text:p>
      <text:p text:style-name="normal"><text:s/>deletes <text:s text:c="2"/>dr.txt <text:s text:c="2"/>goga <text:s text:c="5"/>kloaka.save <text:s text:c="2"/>lab3 <text:s/>'sea?men' <text:s text:c="5"/>snap <text:s text:c="3"/>Видео <text:s text:c="2"/>Загрузки <text:s text:c="3"/>Музыка <text:s text:c="6"/>'Рабочий стол'</text:p>
      <text:p text:style-name="normal">aleksandr@aleksandr-NBM-WXX9:~$ nano dr.txty</text:p>
      <text:p text:style-name="normal">aleksandr@aleksandr-NBM-WXX9:~$ emacs dr.txt</text:p>
      <text:p text:style-name="normal">aleksandr@aleksandr-NBM-WXX9:~$ mv player10.py goga</text:p>
      <text:p text:style-name="normal">aleksandr@aleksandr-NBM-WXX9:~$ cp shell dr.txt</text:p>
      <text:p text:style-name="normal">aleksandr@aleksandr-NBM-WXX9:~$ grep -v '.txt'</text:p>
      <text:p text:style-name="normal">kuh</text:p>
      <text:p text:style-name="normal">kuh</text:p>
      <text:p text:style-name="normal"/>
      <text:p text:style-name="normal"/>
      <text:p text:style-name="normal"><text:soft-page-break/>c^C</text:p>
      <text:p text:style-name="normal">find lab2</text:p>
      <text:p text:style-name="normal">lab2</text:p>
      <text:p text:style-name="normal">cat shell &gt; 12345</text:p>
      <text:p text:style-name="normal"/>
      <text:p text:style-name="P62">БАААААААААААААШ</text:p>
      <text:p text:style-name="P62">mkdir -p /home/aleksandr/rurik1</text:p>
      <text:p text:style-name="P62">mkdir -p /home/aleksandr/rurik1/igor2</text:p>
      <text:p text:style-name="P62">mkdir -p /home/aleksandr/rurik1/igor2/svyatoslav3</text:p>
      <text:p text:style-name="P62">mkdir -p /home/aleksandr/rurik1/igor2/svyatoslav3/vladimir4</text:p>
      <text:p text:style-name="P62">mkdir -p /home/aleksandr/rurik1/igor2/svyatoslav3/oleg4</text:p>
      <text:p text:style-name="P62">mkdir -p /home/aleksandr/rurik1/igor2/svyatoslav3/yaropolk4</text:p>
      <text:p text:style-name="P62">mkdir -p /home/aleksandr/rurik1/igor2/svyatoslav3/vladimir4/visheslav5</text:p>
      <text:p text:style-name="P62">mkdir -p /home/aleksandr/rurik1/igor2/svyatoslav3/vladimir4/izyaslav5</text:p>
      <text:p text:style-name="P62">mkdir -p /home/aleksandr/rurik1/igor2/svyatoslav3/vladimir4/svyatopolk5</text:p>
      <text:p text:style-name="P62">mkdir -p /home/aleksandr/rurik1/igor2/svyatoslav3/vladimir4/yaroslav5</text:p>
      <text:p text:style-name="P62">mkdir -p /home/aleksandr/rurik1/igor2/svyatoslav3/vladimir4/vsevolod5</text:p>
      <text:p text:style-name="P62">mkdir -p /home/aleksandr/rurik1/igor2/svyatoslav3/vladimir4/svyatoslav5</text:p>
      <text:p text:style-name="P62">mkdir -p /home/aleksandr/rurik1/igor2/svyatoslav3/vladimir4/mstislav5</text:p>
      <text:p text:style-name="P62">mkdir -p /home/aleksandr/rurik1/igor2/svyatoslav3/vladimir4/sydislav5</text:p>
      <text:p text:style-name="P62">mkdir -p /home/aleksandr/rurik1/igor2/svyatoslav3/vladimir4/boris5</text:p>
      <text:p text:style-name="P62">mkdir -p /home/aleksandr/rurik1/igor2/svyatoslav3/vladimir4/stanislav5</text:p>
      <text:p text:style-name="P62">mkdir -p /home/aleksandr/rurik1/igor2/svyatoslav3/vladimir4/svyatoslav5/yan6</text:p>
      <text:p text:style-name="P62">mkdir -p /home/aleksandr/rurik1/igor2/svyatoslav3/vladimir4/mstislav5/evstafiy6</text:p>
      <text:p text:style-name="P62">mkdir -p /home/aleksandr/rurik1/igor2/svyatoslav3/vladimir4/izyaslav5/bryachislav6</text:p>
      <text:p text:style-name="P62">mkdir -p /home/aleksandr/rurik1/igor2/svyatoslav3/vladimir4/izyaslav5/vseslav6</text:p>
      <text:p text:style-name="P62">mkdir -p /home/aleksandr/rurik1/igor2/svyatoslav3/vladimir4/izyaslav5/bryachislav6/vseslav7</text:p>
      <text:p text:style-name="P62">mkdir -p /home/aleksandr/rurik1/igor2/svyatoslav3/vladimir4/yaroslav5/ilya51</text:p>
      <text:p text:style-name="P62">mkdir -p /home/aleksandr/rurik1/igor2/svyatoslav3/vladimir4/yaroslav5/vladimir51</text:p>
      <text:p text:style-name="P62">mkdir -p /home/aleksandr/rurik1/igor2/svyatoslav3/vladimir4/yaroslav5/izyaslav51</text:p>
      <text:p text:style-name="P62">mkdir -p /home/aleksandr/rurik1/igor2/svyatoslav3/vladimir4/yaroslav5/svyatoslav51</text:p>
      <text:p text:style-name="P62">mkdir -p /home/aleksandr/rurik1/igor2/svyatoslav3/vladimir4/yaroslav5/vsevolod51</text:p>
      <text:p text:style-name="P62">mkdir -p /home/aleksandr/rurik1/igor2/svyatoslav3/vladimir4/yaroslav5/vyacheslav51</text:p>
      <text:p text:style-name="P62">mkdir -p /home/aleksandr/rurik1/igor2/svyatoslav3/vladimir4/yaroslav5/igor51</text:p>
      <text:p text:style-name="P62">rmdir /home/aleksandr/rurik1/igor2/svyatoslav3/vladimir4/yaroslav5/ilya51</text:p>
      <text:p text:style-name="P62">rmdir /home/aleksandr/rurik1/igor2/svyatoslav3/vladimir4/yaroslav5/vladimir51</text:p>
      <text:p text:style-name="P62">rmdir /home/aleksandr/rurik1/igor2/svyatoslav3/vladimir4/yaroslav5/izyaslav51</text:p>
      <text:p text:style-name="P62">rmdir /home/aleksandr/rurik1/igor2/svyatoslav3/vladimir4/yaroslav5/svyatoslav51</text:p>
      <text:p text:style-name="P62">rmdir /home/aleksandr/rurik1/igor2/svyatoslav3/vladimir4/yaroslav5/vsevolod51</text:p>
      <text:p text:style-name="P62">rmdir /home/aleksandr/rurik1/igor2/svyatoslav3/vladimir4/yaroslav5/vyacheslav51</text:p>
      <text:p text:style-name="P62">rmdir /home/aleksandr/rurik1/igor2/svyatoslav3/vladimir4/yaroslav5/igor51</text:p>
      <text:p text:style-name="P62">rmdir /home/aleksandr/rurik1/igor2/svyatoslav3/vladimir4/izyaslav5/bryachislav6/vseslav7</text:p>
      <text:p text:style-name="P62">rmdir /home/aleksandr/rurik1/igor2/svyatoslav3/vladimir4/izyaslav5/bryachislav6</text:p>
      <text:p text:style-name="P62">rmdir /home/aleksandr/rurik1/igor2/svyatoslav3/vladimir4/izyaslav5/vseslav6</text:p>
      <text:p text:style-name="P62">rmdir /home/aleksandr/rurik1/igor2/svyatoslav3/vladimir4/svyatoslav5/yan6</text:p>
      <text:p text:style-name="P62">rmdir /home/aleksandr/rurik1/igor2/svyatoslav3/vladimir4/mstislav5/evstafiy6</text:p>
      <text:p text:style-name="P62">rmdir /home/aleksandr/rurik1/igor2/svyatoslav3/vladimir4/yaroslav5</text:p>
      <text:p text:style-name="P62">rmdir /home/aleksandr/rurik1/igor2/svyatoslav3/vladimir4/vsevolod5</text:p>
      <text:p text:style-name="P62">rmdir /home/aleksandr/rurik1/igor2/svyatoslav3/vladimir4/svyatoslav5</text:p>
      <text:p text:style-name="P62">rmdir /home/aleksandr/rurik1/igor2/svyatoslav3/vladimir4/mstislav5</text:p>
      <text:p text:style-name="P62">rmdir /home/aleksandr/rurik1/igor2/svyatoslav3/vladimir4/sydislav5</text:p>
      <text:p text:style-name="P62">rmdir /home/aleksandr/rurik1/igor2/svyatoslav3/vladimir4/boris5</text:p>
      <text:p text:style-name="P62">rmdir /home/aleksandr/rurik1/igor2/svyatoslav3/vladimir4/stanislav5</text:p>
      <text:p text:style-name="P62">rmdir /home/aleksandr/rurik1/igor2/svyatoslav3/vladimir4/visheslav5</text:p>
      <text:p text:style-name="P62">rmdir /home/aleksandr/rurik1/igor2/svyatoslav3/vladimir4/izyaslav5</text:p>
      <text:p text:style-name="P62">rmdir /home/aleksandr/rurik1/igor2/svyatoslav3/vladimir4/svyatopolk5</text:p>
      <text:p text:style-name="P62"><text:soft-page-break/>rmdir /home/aleksandr/rurik1/igor2/svyatoslav3/yaropolk4</text:p>
      <text:p text:style-name="P62">rmdir /home/aleksandr/rurik1/igor2/svyatoslav3/vladimir4</text:p>
      <text:p text:style-name="P62">rmdir /home/aleksandr/rurik1/igor2/svyatoslav3/oleg4</text:p>
      <text:p text:style-name="P62">rmdir /home/aleksandr/rurik1/igor2/svyatoslav3</text:p>
      <text:p text:style-name="P62">rmdir /home/aleksandr/rurik1/igor2</text:p>
      <text:p text:style-name="P62">rmdir /home/aleksandr/rurik1</text:p>
      <text:p text:style-name="P56"><text:span text:style-name="T14">9. </text:span><text:span text:style-name="T5">Дневник отладки </text:span><text:span text:style-name="T9">должен содержать дату и время сеансов отладки и основные события</text:span><text:span text:style-name="T5"> </text:span><text:span text:style-name="T9">(ошибки в сценарии и программе,</text:span><text:span text:style-name="T5"> </text:span><text:span text:style-name="T9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1">№</text:p>
          </table:table-cell>
          <table:table-cell table:style-name="Таблица2.B1" office:value-type="string">
            <text:p text:style-name="P26">Лаб.</text:p>
          </table:table-cell>
          <table:table-cell table:style-name="Таблица2.B1" office:value-type="string">
            <text:p text:style-name="P22">Дата</text:p>
          </table:table-cell>
          <table:table-cell table:style-name="Таблица2.B1" office:value-type="string">
            <text:p text:style-name="P22">Время</text:p>
          </table:table-cell>
          <table:table-cell table:style-name="Таблица2.B1" office:value-type="string">
            <text:p text:style-name="P23">Событие</text:p>
          </table:table-cell>
          <table:table-cell table:style-name="Таблица2.B1" office:value-type="string">
            <text:p text:style-name="P24">Действие по исправлению</text:p>
          </table:table-cell>
          <table:table-cell table:style-name="Таблица2.B1" office:value-type="string">
            <text:p text:style-name="P25">Примечание</text:p>
          </table:table-cell>
        </table:table-row>
        <table:table-row table:style-name="Таблица2.2">
          <table:table-cell table:style-name="Таблица2.A2" office:value-type="string">
            <text:p text:style-name="P31"/>
          </table:table-cell>
          <table:table-cell table:style-name="Таблица2.B2" office:value-type="string">
            <text:p text:style-name="P26">или</text:p>
          </table:table-cell>
          <table:table-cell table:style-name="Таблица2.B2" office:value-type="string">
            <text:p text:style-name="P31"/>
          </table:table-cell>
          <table:table-cell table:style-name="Таблица2.B2" office:value-type="string">
            <text:p text:style-name="P31"/>
          </table:table-cell>
          <table:table-cell table:style-name="Таблица2.B2" office:value-type="string">
            <text:p text:style-name="P31"/>
          </table:table-cell>
          <table:table-cell table:style-name="Таблица2.B2" office:value-type="string">
            <text:p text:style-name="P31"/>
          </table:table-cell>
          <table:table-cell table:style-name="Таблица2.B2" office:value-type="string">
            <text:p text:style-name="P31"/>
          </table:table-cell>
        </table:table-row>
        <table:table-row table:style-name="Таблица2.3">
          <table:table-cell table:style-name="Таблица2.A3" office:value-type="string">
            <text:p text:style-name="P31"/>
          </table:table-cell>
          <table:table-cell table:style-name="Таблица2.B3" office:value-type="string">
            <text:p text:style-name="P26">дом.</text:p>
          </table:table-cell>
          <table:table-cell table:style-name="Таблица2.B3" office:value-type="string">
            <text:p text:style-name="P31"/>
          </table:table-cell>
          <table:table-cell table:style-name="Таблица2.B3" office:value-type="string">
            <text:p text:style-name="P31"/>
          </table:table-cell>
          <table:table-cell table:style-name="Таблица2.B3" office:value-type="string">
            <text:p text:style-name="P31"/>
          </table:table-cell>
          <table:table-cell table:style-name="Таблица2.B3" office:value-type="string">
            <text:p text:style-name="P31"/>
          </table:table-cell>
          <table:table-cell table:style-name="Таблица2.B3" office:value-type="string">
            <text:p text:style-name="P31"/>
          </table:table-cell>
        </table:table-row>
        <table:table-row table:style-name="Таблица2.4">
          <table:table-cell table:style-name="Таблица2.A3" office:value-type="string">
            <text:p text:style-name="P44"><text:s text:c="2"/>0</text:p>
          </table:table-cell>
          <table:table-cell table:style-name="Таблица2.B3" office:value-type="string">
            <text:p text:style-name="P44"><text:s text:c="3"/>дом</text:p>
          </table:table-cell>
          <table:table-cell table:style-name="Таблица2.B3" office:value-type="string">
            <text:p text:style-name="P5"><text:span text:style-name="T12"><text:s text:c="3"/></text:span><text:span text:style-name="T13">18.</text:span><text:span text:style-name="T12">09.2020</text:span></text:p>
          </table:table-cell>
          <table:table-cell table:style-name="Таблица2.B3" office:value-type="string">
            <text:p text:style-name="P5"><text:span text:style-name="T12"><text:s text:c="2"/></text:span><text:span text:style-name="T13">16</text:span><text:span text:style-name="T12">:</text:span><text:span text:style-name="T13">16</text:span></text:p>
          </table:table-cell>
          <table:table-cell table:style-name="Таблица2.B3" office:value-type="string">
            <text:p text:style-name="P46">Я покушал</text:p>
          </table:table-cell>
          <table:table-cell table:style-name="Таблица2.B3" office:value-type="string">
            <text:p text:style-name="P46">промолчу</text:p>
          </table:table-cell>
          <table:table-cell table:style-name="Таблица2.B3" office:value-type="string">
            <text:p text:style-name="P5"><text:span text:style-name="T12"><text:s text:c="2"/></text:span><text:span text:style-name="T13">Я устал</text:span></text:p>
          </table:table-cell>
        </table:table-row>
      </table:table>
      <text:p text:style-name="P41"/>
      <text:p text:style-name="P41"/>
      <text:p text:style-name="P41"/>
      <text:list xml:id="list1702960112" text:style-name="WWNum1">
        <text:list-item>
          <text:p text:style-name="P54"><text:span text:style-name="T5">Замечания автора </text:span><text:span text:style-name="T3">по существу работы</text:span></text:p>
        </text:list-item>
      </text:list>
      <text:p text:style-name="P6"><text:span text:style-name="T3">Здесь вы можете написать свои замечания</text:span><text:span text:style-name="T12"> касательно работы, которые считаете существенными. Например - “Работу считаю не актуальной по такой-то причине”</text:span></text:p>
      <text:p text:style-name="P42"/>
      <text:list xml:id="list112347826271315" text:continue-numbering="true" text:style-name="WWNum1">
        <text:list-item>
          <text:p text:style-name="P57">Выводы</text:p>
        </text:list-item>
      </text:list>
      <text:p text:style-name="P19"/>
      <text:p text:style-name="P32">Я поступал на ПМИ с физикой и поначалу понял,что ничего не понял. Однако методом проб, тестов и ошибок я осознал очень много. Данная лабораторная работа очень помогла мне освоить азы системы линукса и я даже смог написать bash script который сначала создает фамильное дерево Рюриковых, а затем удаляет</text:p>
      <text:p text:style-name="P33">Сложность в том, что удаление должно происходить поочередно — с конца ветки к началу, иначе программа выдает ошибку(аля в директории что-то находится)</text:p>
      <text:p text:style-name="P33">На самом деле был еще ряд ошибок,которые я исправлял, но не суть. Мой скрипт помог мне так же следить за логической цепочкой действий во время написания программы.скрипт находится ниже</text:p>
      <text:p text:style-name="P7"><text:span text:style-name="T8">Недочёты при выполнении задания могут быть устранены следующим образом:</text:span><text:span text:style-name="T17"> --</text:span></text:p>
      <text:p text:style-name="P45"/>
      <text:p text:style-name="P45"/>
      <text:p text:style-name="P27">Подпись студента _________________</text:p>
      <text:p text:style-name="P28"/>
      <text:p text:style-name="P10">mkdir -p /home/aleksandr/rurik1</text:p>
      <text:p text:style-name="P10">mkdir -p /home/aleksandr/rurik1/igor2</text:p>
      <text:p text:style-name="P10">mkdir -p /home/aleksandr/rurik1/igor2/svyatoslav3</text:p>
      <text:p text:style-name="P10">mkdir -p /home/aleksandr/rurik1/igor2/svyatoslav3/vladimir4</text:p>
      <text:p text:style-name="P10">mkdir -p /home/aleksandr/rurik1/igor2/svyatoslav3/oleg4</text:p>
      <text:p text:style-name="P10">mkdir -p /home/aleksandr/rurik1/igor2/svyatoslav3/yaropolk4</text:p>
      <text:p text:style-name="P10">mkdir -p /home/aleksandr/rurik1/igor2/svyatoslav3/vladimir4/visheslav5</text:p>
      <text:p text:style-name="P10">mkdir -p /home/aleksandr/rurik1/igor2/svyatoslav3/vladimir4/izyaslav5</text:p>
      <text:p text:style-name="P10">mkdir -p /home/aleksandr/rurik1/igor2/svyatoslav3/vladimir4/svyatopolk5</text:p>
      <text:p text:style-name="P10">mkdir -p /home/aleksandr/rurik1/igor2/svyatoslav3/vladimir4/yaroslav5</text:p>
      <text:p text:style-name="P10">mkdir -p /home/aleksandr/rurik1/igor2/svyatoslav3/vladimir4/vsevolod5</text:p>
      <text:p text:style-name="P10">mkdir -p /home/aleksandr/rurik1/igor2/svyatoslav3/vladimir4/svyatoslav5</text:p>
      <text:p text:style-name="P10">mkdir -p /home/aleksandr/rurik1/igor2/svyatoslav3/vladimir4/mstislav5</text:p>
      <text:p text:style-name="P10">mkdir -p /home/aleksandr/rurik1/igor2/svyatoslav3/vladimir4/sydislav5</text:p>
      <text:p text:style-name="P10">mkdir -p /home/aleksandr/rurik1/igor2/svyatoslav3/vladimir4/boris5</text:p>
      <text:p text:style-name="P10">mkdir -p /home/aleksandr/rurik1/igor2/svyatoslav3/vladimir4/stanislav5</text:p>
      <text:p text:style-name="P10">mkdir -p /home/aleksandr/rurik1/igor2/svyatoslav3/vladimir4/svyatoslav5/yan6</text:p>
      <text:p text:style-name="P10">mkdir -p /home/aleksandr/rurik1/igor2/svyatoslav3/vladimir4/mstislav5/evstafiy6</text:p>
      <text:p text:style-name="P10">mkdir -p /home/aleksandr/rurik1/igor2/svyatoslav3/vladimir4/izyaslav5/bryachislav6</text:p>
      <text:p text:style-name="P10">mkdir -p /home/aleksandr/rurik1/igor2/svyatoslav3/vladimir4/izyaslav5/vseslav6</text:p>
      <text:p text:style-name="P10">mkdir -p /home/aleksandr/rurik1/igor2/svyatoslav3/vladimir4/izyaslav5/bryachislav6/vseslav7</text:p>
      <text:p text:style-name="P10">mkdir -p /home/aleksandr/rurik1/igor2/svyatoslav3/vladimir4/yaroslav5/ilya51</text:p>
      <text:p text:style-name="P10">mkdir -p /home/aleksandr/rurik1/igor2/svyatoslav3/vladimir4/yaroslav5/vladimir51</text:p>
      <text:p text:style-name="P10">mkdir -p /home/aleksandr/rurik1/igor2/svyatoslav3/vladimir4/yaroslav5/izyaslav51</text:p>
      <text:p text:style-name="P10">mkdir -p /home/aleksandr/rurik1/igor2/svyatoslav3/vladimir4/yaroslav5/svyatoslav51</text:p>
      <text:p text:style-name="P10">mkdir -p /home/aleksandr/rurik1/igor2/svyatoslav3/vladimir4/yaroslav5/vsevolod51</text:p>
      <text:p text:style-name="P10">mkdir -p /home/aleksandr/rurik1/igor2/svyatoslav3/vladimir4/yaroslav5/vyacheslav51</text:p>
      <text:p text:style-name="P10">mkdir -p /home/aleksandr/rurik1/igor2/svyatoslav3/vladimir4/yaroslav5/igor51</text:p>
      <text:p text:style-name="P10">rmdir /home/aleksandr/rurik1/igor2/svyatoslav3/vladimir4/yaroslav5/ilya51</text:p>
      <text:p text:style-name="P10">rmdir /home/aleksandr/rurik1/igor2/svyatoslav3/vladimir4/yaroslav5/vladimir51</text:p>
      <text:p text:style-name="P10">rmdir /home/aleksandr/rurik1/igor2/svyatoslav3/vladimir4/yaroslav5/izyaslav51</text:p>
      <text:p text:style-name="P10"><text:soft-page-break/>rmdir /home/aleksandr/rurik1/igor2/svyatoslav3/vladimir4/yaroslav5/svyatoslav51</text:p>
      <text:p text:style-name="P10">rmdir /home/aleksandr/rurik1/igor2/svyatoslav3/vladimir4/yaroslav5/vsevolod51</text:p>
      <text:p text:style-name="P10">rmdir /home/aleksandr/rurik1/igor2/svyatoslav3/vladimir4/yaroslav5/vyacheslav51</text:p>
      <text:p text:style-name="P10">rmdir /home/aleksandr/rurik1/igor2/svyatoslav3/vladimir4/yaroslav5/igor51</text:p>
      <text:p text:style-name="P10">rmdir /home/aleksandr/rurik1/igor2/svyatoslav3/vladimir4/izyaslav5/bryachislav6/vseslav7</text:p>
      <text:p text:style-name="P10">rmdir /home/aleksandr/rurik1/igor2/svyatoslav3/vladimir4/izyaslav5/bryachislav6</text:p>
      <text:p text:style-name="P10">rmdir /home/aleksandr/rurik1/igor2/svyatoslav3/vladimir4/izyaslav5/vseslav6</text:p>
      <text:p text:style-name="P10">rmdir /home/aleksandr/rurik1/igor2/svyatoslav3/vladimir4/svyatoslav5/yan6</text:p>
      <text:p text:style-name="P10">rmdir /home/aleksandr/rurik1/igor2/svyatoslav3/vladimir4/mstislav5/evstafiy6</text:p>
      <text:p text:style-name="P10">rmdir /home/aleksandr/rurik1/igor2/svyatoslav3/vladimir4/yaroslav5</text:p>
      <text:p text:style-name="P10">rmdir /home/aleksandr/rurik1/igor2/svyatoslav3/vladimir4/vsevolod5</text:p>
      <text:p text:style-name="P10">rmdir /home/aleksandr/rurik1/igor2/svyatoslav3/vladimir4/svyatoslav5</text:p>
      <text:p text:style-name="P10">rmdir /home/aleksandr/rurik1/igor2/svyatoslav3/vladimir4/mstislav5</text:p>
      <text:p text:style-name="P10">rmdir /home/aleksandr/rurik1/igor2/svyatoslav3/vladimir4/sydislav5</text:p>
      <text:p text:style-name="P10">rmdir /home/aleksandr/rurik1/igor2/svyatoslav3/vladimir4/boris5</text:p>
      <text:p text:style-name="P10">rmdir /home/aleksandr/rurik1/igor2/svyatoslav3/vladimir4/stanislav5</text:p>
      <text:p text:style-name="P10">rmdir /home/aleksandr/rurik1/igor2/svyatoslav3/vladimir4/visheslav5</text:p>
      <text:p text:style-name="P10">rmdir /home/aleksandr/rurik1/igor2/svyatoslav3/vladimir4/izyaslav5</text:p>
      <text:p text:style-name="P10">rmdir /home/aleksandr/rurik1/igor2/svyatoslav3/vladimir4/svyatopolk5</text:p>
      <text:p text:style-name="P10">rmdir /home/aleksandr/rurik1/igor2/svyatoslav3/yaropolk4</text:p>
      <text:p text:style-name="P10">rmdir /home/aleksandr/rurik1/igor2/svyatoslav3/vladimir4</text:p>
      <text:p text:style-name="P10">rmdir /home/aleksandr/rurik1/igor2/svyatoslav3/oleg4</text:p>
      <text:p text:style-name="P10">rmdir /home/aleksandr/rurik1/igor2/svyatoslav3</text:p>
      <text:p text:style-name="P10">rmdir /home/aleksandr/rurik1/igor2</text:p>
      <text:p text:style-name="P10">rmdir /home/aleksandr/rurik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ru" fo:country="RU" style:letter-kerning="false" style:font-name-asian="Noto Serif CJK SC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12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13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5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16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18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21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22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23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4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25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26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27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2713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2530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88cm" fo:margin-bottom="0.522cm" fo:margin-left="1.023cm" fo:margin-right="1.175cm" style:writing-mode="lr-tb" style:layout-grid-color="#c0c0c0" style:layout-grid-lines="277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11:23:45.541722063</dc:date>
    <meta:editing-duration>PT5M45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6" meta:paragraph-count="223" meta:word-count="998" meta:character-count="12895" meta:non-whitespace-character-count="11943"/>
  </office:meta>
</office:document-meta>
</file>